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VETERINARIA LULA SRL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IQT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MESONES PEREZ, JIMMY POOL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5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5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3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30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3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761583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2T21:43:24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